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-Italic" svg:font-family="Times-Italic" style:font-family-generic="roman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007in" table:align="left" style:shadow="none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542in"/>
    </style:style>
    <style:style style:name="Table1.C" style:family="table-column">
      <style:table-column-properties style:column-width="0.4618in"/>
    </style:style>
    <style:style style:name="Table1.D" style:family="table-column">
      <style:table-column-properties style:column-width="0.4257in"/>
    </style:style>
    <style:style style:name="Table1.E" style:family="table-column">
      <style:table-column-properties style:column-width="0.43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5.25pt" style:font-weight-asian="bold" style:font-name-complex="Times-Roman" style:font-size-complex="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6pt" fo:font-style="italic" fo:font-weight="normal" style:font-name-asian="Times-Roman" style:font-size-asian="6pt" style:font-style-asian="italic" style:font-weight-asian="normal" style:font-name-complex="Times-Roman" style:font-size-complex="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bold" style:font-name-asian="Times-Roman" style:font-size-asian="6pt" style:font-weight-asian="bold" style:font-name-complex="Times-Roman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7pt" fo:font-weight="bold" style:font-name-asian="Times-Roman" style:font-size-asian="7pt" style:font-weight-asian="bold" style:font-name-complex="Times-Roman" style:font-size-complex="7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13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1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6pt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6pt" style:font-name-asian="Times-Roman" style:font-size-asian="6pt" style:font-name-complex="Times-Roman" style:font-size-complex="6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mptotic Notation</text:p>
      <text:p text:style-name="P5">Big O </text:p>
      <text:p text:style-name="P5"><draw:frame draw:style-name="fr1" draw:name="Object1" text:anchor-type="as-char" svg:width="2.1535in" svg:height="0.104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Big OMEGA</text:p>
      <text:p text:style-name="P5"><draw:frame draw:style-name="fr1" draw:name="Object2" text:anchor-type="as-char" svg:width="2.1602in" svg:height="0.104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Theta</text:p>
      <text:p text:style-name="P1"><draw:frame draw:style-name="fr2" draw:name="Object3" text:anchor-type="as-char" svg:y="0in" svg:width="1.8016in" svg:height="0.236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priedades </text:p>
      <text:p text:style-name="P3"><draw:frame draw:style-name="fr3" draw:name="Object4" text:anchor-type="as-char" svg:width="0.411in" svg:height="0.0953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ct5" text:anchor-type="as-char" svg:width="1.3075in" svg:height="0.095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3" draw:name="Object6" text:anchor-type="as-char" svg:width="1.9689in" svg:height="0.095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3" draw:name="Object8" text:anchor-type="as-char" svg:width="0.9075in" svg:height="0.095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3" draw:name="Object7" text:anchor-type="as-char" svg:width="1.6992in" svg:height="0.104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Provar Por Recorrência:</text:p>
      <text:p text:style-name="P3">Verificar para T(1) e T(n) por recorrência (iterativamente substituindo)</text:p>
      <text:p text:style-name="P1">Analise de Algoritmos</text:p>
      <text:p text:style-name="P3"><text:s/>simple statements (if, int, return, etc) → O(1)</text:p>
      <text:p text:style-name="P11"><text:s/>loop statements (for, while) → somatório do seu primeiro elemento até ao ultimo +1 de tudo o que estiver no seu corpo.</text:p>
      <text:p text:style-name="P7">Sorting Algorithms</text:p>
      <text:p text:style-name="P6">Compar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Avg</text:p>
          </table:table-cell>
          <table:table-cell table:style-name="Table1.A1" office:value-type="string">
            <text:p text:style-name="P15">Worst</text:p>
          </table:table-cell>
          <table:table-cell table:style-name="Table1.A1" office:value-type="string">
            <text:p text:style-name="P15">Mem</text:p>
          </table:table-cell>
          <table:table-cell table:style-name="Table1.A1" office:value-type="string">
            <text:p text:style-name="P15">Stable</text:p>
          </table:table-cell>
        </table:table-row>
        <table:table-row>
          <table:table-cell table:style-name="Table1.A1" office:value-type="string">
            <text:p text:style-name="P15"><text:a xlink:type="simple" xlink:href="http://en.wikipedia.org/wiki/Insertion_sort">Insertion</text:a></text:p>
          </table:table-cell>
          <table:table-cell table:style-name="Table1.A1" office:value-type="string">
            <text:p text:style-name="P15">O(n²)</text:p>
          </table:table-cell>
          <table:table-cell table:style-name="Table1.A1" office:value-type="string">
            <text:p text:style-name="P15">O(N²)</text:p>
          </table:table-cell>
          <table:table-cell table:style-name="Table1.A1" office:value-type="string">
            <text:p text:style-name="P15">O(1)</text:p>
          </table:table-cell>
          <table:table-cell table:style-name="Table1.A1" office:value-type="string">
            <text:p text:style-name="P15">Y</text:p>
          </table:table-cell>
        </table:table-row>
        <table:table-row>
          <table:table-cell table:style-name="Table1.A1" office:value-type="string">
            <text:p text:style-name="P15"><text:a xlink:type="simple" xlink:href="http://en.wikipedia.org/wiki/Bubble_sort">Bubble</text:a></text:p>
          </table:table-cell>
          <table:table-cell table:style-name="Table1.A1" office:value-type="string">
            <text:p text:style-name="P15">O(n²)</text:p>
          </table:table-cell>
          <table:table-cell table:style-name="Table1.A1" office:value-type="string">
            <text:p text:style-name="P15">O(n²)</text:p>
          </table:table-cell>
          <table:table-cell table:style-name="Table1.A1" office:value-type="string">
            <text:p text:style-name="P15">O(1)</text:p>
          </table:table-cell>
          <table:table-cell table:style-name="Table1.A1" office:value-type="string">
            <text:p text:style-name="P15">Y</text:p>
          </table:table-cell>
        </table:table-row>
        <table:table-row>
          <table:table-cell table:style-name="Table1.A1" office:value-type="string">
            <text:p text:style-name="P15"><text:a xlink:type="simple" xlink:href="http://en.wikipedia.org/wiki/Selection_sort">Selection</text:a></text:p>
          </table:table-cell>
          <table:table-cell table:style-name="Table1.A1" office:value-type="string">
            <text:p text:style-name="P15">O(n²)</text:p>
          </table:table-cell>
          <table:table-cell table:style-name="Table1.A1" office:value-type="string">
            <text:p text:style-name="P15">O(n²)</text:p>
          </table:table-cell>
          <table:table-cell table:style-name="Table1.A1" office:value-type="string">
            <text:p text:style-name="P15">O(1)</text:p>
          </table:table-cell>
          <table:table-cell table:style-name="Table1.A1" office:value-type="string">
            <text:p text:style-name="P15">M</text:p>
          </table:table-cell>
        </table:table-row>
        <table:table-row>
          <table:table-cell table:style-name="Table1.A1" office:value-type="string">
            <text:p text:style-name="P15"><text:a xlink:type="simple" xlink:href="http://en.wikipedia.org/wiki/Merge_sort">Merge </text:a></text:p>
          </table:table-cell>
          <table:table-cell table:style-name="Table1.A1" office:value-type="string">
            <text:p text:style-name="P15">O(nlog(n))</text:p>
          </table:table-cell>
          <table:table-cell table:style-name="Table1.A1" office:value-type="string">
            <text:p text:style-name="P15">O(nlog(n))</text:p>
          </table:table-cell>
          <table:table-cell table:style-name="Table1.A1" office:value-type="string">
            <text:p text:style-name="P15">O(n)</text:p>
          </table:table-cell>
          <table:table-cell table:style-name="Table1.A1" office:value-type="string">
            <text:p text:style-name="P15">Y</text:p>
          </table:table-cell>
        </table:table-row>
        <table:table-row>
          <table:table-cell table:style-name="Table1.A1" office:value-type="string">
            <text:p text:style-name="P15"><text:a xlink:type="simple" xlink:href="http://en.wikipedia.org/wiki/Heapsort">Heapsort</text:a></text:p>
          </table:table-cell>
          <table:table-cell table:style-name="Table1.A1" office:value-type="string">
            <text:p text:style-name="P15">O(nlog(n))</text:p>
          </table:table-cell>
          <table:table-cell table:style-name="Table1.A1" office:value-type="string">
            <text:p text:style-name="P15">O(nlog(n))</text:p>
          </table:table-cell>
          <table:table-cell table:style-name="Table1.A1" office:value-type="string">
            <text:p text:style-name="P15">O(1)</text:p>
          </table:table-cell>
          <table:table-cell table:style-name="Table1.A1" office:value-type="string">
            <text:p text:style-name="P15">N</text:p>
          </table:table-cell>
        </table:table-row>
        <table:table-row>
          <table:table-cell table:style-name="Table1.A1" office:value-type="string">
            <text:p text:style-name="P15"><text:a xlink:type="simple" xlink:href="http://en.wikipedia.org/wiki/Quicksort">Quicksort</text:a></text:p>
          </table:table-cell>
          <table:table-cell table:style-name="Table1.A1" office:value-type="string">
            <text:p text:style-name="P15">O(nlog(n))</text:p>
          </table:table-cell>
          <table:table-cell table:style-name="Table1.A1" office:value-type="string">
            <text:p text:style-name="P15">O(n²)</text:p>
          </table:table-cell>
          <table:table-cell table:style-name="Table1.A1" office:value-type="string">
            <text:p text:style-name="P15">O(log(n))</text:p>
          </table:table-cell>
          <table:table-cell table:style-name="Table1.A1" office:value-type="string">
            <text:p text:style-name="P15">M</text:p>
          </table:table-cell>
        </table:table-row>
      </table:table>
      <text:p text:style-name="P13"/>
      <text:p text:style-name="P3">Bubble Sort</text:p>
      <text:p text:style-name="P9">procedure bubbleSort( A : list of sortable items ) defined as:</text:p>
      <text:p text:style-name="P9"><text:s text:c="2"/>n := length( A )</text:p>
      <text:p text:style-name="P9"><text:s text:c="2"/>do</text:p>
      <text:p text:style-name="P9"><text:s text:c="4"/>swapped := false</text:p>
      <text:p text:style-name="P9"><text:s text:c="4"/>for each i in 0 to n - 1 <text:s/>inclusive do:</text:p>
      <text:p text:style-name="P9"><text:s text:c="6"/>if A[ i ] &gt; A[ i + 1 ] then</text:p>
      <text:p text:style-name="P9"><text:s text:c="8"/>swap( A[ i ], A[ i + 1 ] )</text:p>
      <text:p text:style-name="P9"><text:s text:c="8"/>swapped := true</text:p>
      <text:p text:style-name="P9"><text:s text:c="6"/>end if</text:p>
      <text:p text:style-name="P9"><text:s text:c="4"/>end for</text:p>
      <text:p text:style-name="P9"><text:s text:c="4"/>n := n - 1</text:p>
      <text:p text:style-name="P9"><text:s text:c="2"/>while swapped</text:p>
      <text:p text:style-name="P14">end procedure</text:p>
      <text:p text:style-name="P9">Selection Sort</text:p>
      <text:p text:style-name="P9">void selectionSort(int[] a) </text:p>
      <text:p text:style-name="P9">{</text:p>
      <text:p text:style-name="P9">for (int i = 0; i &lt; a.length - 1; i++)</text:p>
      <text:p text:style-name="P9">{ int min = i; for (int j = i + 1; j &lt; a.length; j++) </text:p>
      <text:p text:style-name="P9"><text:s text:c="3"/>{ <text:s text:c="2"/>if (a[j] &lt; a[min]){min = j;}</text:p>
      <text:p text:style-name="P9">}</text:p>
      <text:p text:style-name="P14">if (i != min) {int swap = a[i]; a[i] = a[min];a[min] = swap;}}}</text:p>
      <text:p text:style-name="P9">Insertin Sort</text:p>
      <text:p text:style-name="P9">insertionSort(array A)</text:p>
      <text:p text:style-name="P9">begin</text:p>
      <text:p text:style-name="P9"><text:s text:c="4"/>for i := 1 to length[A]-1 do</text:p>
      <text:p text:style-name="P9"><text:s text:c="4"/>begin</text:p>
      <text:p text:style-name="P9"><text:s text:c="8"/>value := A[i];</text:p>
      <text:p text:style-name="P9"><text:s text:c="8"/>j := i - 1;</text:p>
      <text:p text:style-name="P9"><text:s text:c="8"/>while j &gt;= 0 and A[j] &gt; value do</text:p>
      <text:p text:style-name="P9"><text:s text:c="8"/>begin</text:p>
      <text:p text:style-name="P9"><text:s text:c="12"/>A[j + 1] := A[j];</text:p>
      <text:p text:style-name="P9"><text:s text:c="12"/>j := j - 1;</text:p>
      <text:p text:style-name="P9"><text:s text:c="8"/>end;</text:p>
      <text:p text:style-name="P9"><text:s text:c="8"/>A[j + 1] := value;</text:p>
      <text:p text:style-name="P9"><text:s text:c="4"/>end;</text:p>
      <text:p text:style-name="P14">end;</text:p>
      <text:p text:style-name="P9">QuickSort</text:p>
      <text:p text:style-name="P10">procedure quicksort(array, left, right)</text:p>
      <text:p text:style-name="P9"><text:s text:c="5"/>if right &gt; left</text:p>
      <text:p text:style-name="P9"><text:s text:c="9"/>select a pivot index (e.g. pivotIndex := (left+right)/2)</text:p>
      <text:p text:style-name="P9"><text:s text:c="9"/>pivotNewIndex := partition(array, left, right, pivotIndex)</text:p>
      <text:p text:style-name="P9"><text:s text:c="9"/>quicksort(array, left, pivotNewIndex - 1)</text:p>
      <text:p text:style-name="P9"><text:s text:c="9"/>quicksort(array, pivotNewIndex + 1, right)</text:p>
      <text:p text:style-name="P9"/>
      <text:p text:style-name="P10">function partition(array, left, right, pivotIndex)</text:p>
      <text:p text:style-name="P9"><text:s text:c="5"/>pivotValue := array[pivotIndex]</text:p>
      <text:p text:style-name="P9"><text:s text:c="5"/>swap array[pivotIndex] and array[right] // Move pivot to end</text:p>
      <text:p text:style-name="P9"><text:s text:c="5"/>storeIndex := left</text:p>
      <text:p text:style-name="P9"><text:s text:c="5"/>for i <text:s/>from <text:s/>left to right - 1 // left ≤ i &lt; right <text:s/></text:p>
      <text:p text:style-name="P9"><text:s text:c="9"/>if array[i] ≤ pivotValue </text:p>
      <text:p text:style-name="P9"><text:s text:c="13"/>swap array[i] and array[storeIndex]</text:p>
      <text:p text:style-name="P9"><text:s text:c="13"/>storeIndex := storeIndex + 1</text:p>
      <text:p text:style-name="P9"><text:s text:c="5"/>swap array[storeIndex] and array[right] // Move pivot to its final place</text:p>
      <text:p text:style-name="P14"><text:s text:c="5"/>return storeIndex</text:p>
      <text:p text:style-name="P9">Merge Sort</text:p>
      <text:p text:style-name="P10">function merge_sort(m)</text:p>
      <text:p text:style-name="P9"><text:s text:c="4"/>if length(m) ≤ 1</text:p>
      <text:p text:style-name="P9"><text:s text:c="8"/>return m</text:p>
      <text:p text:style-name="P9"><text:s text:c="4"/>var list left, right, result</text:p>
      <text:p text:style-name="P9"><text:s text:c="4"/>var integer middle = length(m) / 2</text:p>
      <text:p text:style-name="P9"><text:s text:c="4"/>for each x in m up to middle</text:p>
      <text:p text:style-name="P9"><text:s text:c="9"/>add x to left</text:p>
      <text:p text:style-name="P9"><text:s text:c="4"/>for each x in m after middle</text:p>
      <text:p text:style-name="P9"><text:s text:c="9"/>add x to right</text:p>
      <text:p text:style-name="P9"><text:s text:c="4"/>left = merge_sort(left)</text:p>
      <text:p text:style-name="P9"><text:s text:c="4"/>right = merge_sort(right)</text:p>
      <text:p text:style-name="P9"><text:s text:c="4"/>if left.last_item &gt; right.first_item</text:p>
      <text:p text:style-name="P9"><text:s text:c="9"/>result = merge(left, right)</text:p>
      <text:p text:style-name="P9"><text:s text:c="4"/>else</text:p>
      <text:p text:style-name="P9"><text:s text:c="9"/>result = append(left, right)</text:p>
      <text:p text:style-name="P9"><text:s text:c="4"/>return result</text:p>
      <text:p text:style-name="P1">function merge(left,right)</text:p>
      <text:p text:style-name="P3"><text:s text:c="4"/>var list result</text:p>
      <text:p text:style-name="P3"><text:s text:c="4"/>while length(left) &gt; 0 and length(right) &gt; 0</text:p>
      <text:p text:style-name="P3"><text:s text:c="8"/>if first(left) ≤ first(right)</text:p>
      <text:p text:style-name="P3"><text:s text:c="12"/>append first(left) to result</text:p>
      <text:p text:style-name="P3"><text:s text:c="12"/>left = rest(left)</text:p>
      <text:p text:style-name="P3"><text:s text:c="8"/>else</text:p>
      <text:p text:style-name="P3"><text:s text:c="12"/>append first(right) to result</text:p>
      <text:p text:style-name="P3"><text:s text:c="12"/>right = rest(right)</text:p>
      <text:p text:style-name="P3"><text:s text:c="4"/>end while</text:p>
      <text:p text:style-name="P3"><text:s text:c="4"/>if length(left) &gt; 0 </text:p>
      <text:p text:style-name="P3"><text:s text:c="8"/>append left to result</text:p>
      <text:p text:style-name="P3"><text:s text:c="4"/>else <text:s/></text:p>
      <text:p text:style-name="P3"><text:s text:c="8"/>append right to result</text:p>
      <text:p text:style-name="P11"><text:s text:c="4"/>return result</text:p>
      <text:p text:style-name="P3">Binary Search</text:p>
      <text:p text:style-name="P3"><text:s text:c="7"/>low = 0</text:p>
      <text:p text:style-name="P3"><text:s text:c="7"/>high = N</text:p>
      <text:p text:style-name="P3"><text:s text:c="7"/>while (low &lt; high) {</text:p>
      <text:p text:style-name="P3"><text:s text:c="11"/>mid = low + ((high - low) / 2) <text:s/></text:p>
      <text:p text:style-name="P3"><text:s text:c="11"/>if (A[mid] &lt; value)</text:p>
      <text:p text:style-name="P3"><text:s text:c="15"/>low = mid + 1; </text:p>
      <text:p text:style-name="P3"><text:s text:c="11"/>else</text:p>
      <text:p text:style-name="P3"><text:s text:c="16"/>//can't be high = mid-1: here A[mid] &gt;= value,</text:p>
      <text:p text:style-name="P3"><text:s text:c="16"/>//so high can't be &lt; mid if A[mid] == value</text:p>
      <text:p text:style-name="P3"><text:s text:c="16"/>high = mid; </text:p>
      <text:p text:style-name="P3"><text:s text:c="7"/>}</text:p>
      <text:p text:style-name="P3"><text:s text:c="7"/>// high == low, using high or low depends on taste </text:p>
      <text:p text:style-name="P3"><text:s text:c="7"/>if ((low &lt; N) &amp;&amp; (A[low] == value))</text:p>
      <text:p text:style-name="P3"><text:s text:c="11"/>return low // found</text:p>
      <text:p text:style-name="P3"><text:s text:c="7"/>else</text:p>
      <text:p text:style-name="P11"><text:s text:c="11"/>return -1 // not found <text:s text:c="2"/></text:p>
      <text:p text:style-name="P8">Heap</text:p>
      <text:p text:style-name="P4">* árvore binária (quase) completa</text:p>
      <text:p text:style-name="P4">* util para Queues</text:p>
      <text:p text:style-name="P4">* raíz A[0]</text:p>
      <text:p text:style-name="P4">* Ascendente A[(i-1)/2]</text:p>
      <text:p text:style-name="P4">* Descendente E A[2*i+1]</text:p>
      <text:p text:style-name="P4">* Descendente D A[2*i+2]</text:p>
      <text:p text:style-name="P4">* max-heap A[parent(i)] &gt;= A[i]</text:p>
      <text:p text:style-name="P4">* min-heap A[parent(i)] &lt;= A[i]</text:p>
      <text:p text:style-name="P4">* Heap-sort = max-heap</text:p>
      <text:p text:style-name="P2"><text:s/>function heapSort(a, count) is</text:p>
      <text:p text:style-name="P4"><text:s text:c="5"/>input: <text:s/>an unordered array a of length count</text:p>
      <text:p text:style-name="P4"><text:s text:c="6"/>heapify(a, count)</text:p>
      <text:p text:style-name="P4"><text:s text:c="6"/>end := count - 1</text:p>
      <text:p text:style-name="P4"><text:s text:c="5"/>while end &gt; 0 do</text:p>
      <text:p text:style-name="P4"><text:s text:c="9"/>swap(a[end], a[0])</text:p>
      <text:p text:style-name="P4"><text:s text:c="10"/>siftDown(a, 0, end-1)</text:p>
      <text:p text:style-name="P4"><text:s text:c="10"/>end := end – 1</text:p>
      <text:p text:style-name="P2"/>
      <text:p text:style-name="P2">function heapify(a,count) is</text:p>
      <text:p text:style-name="P4"><text:s text:c="5"/>start := (count - 2) / 2</text:p>
      <text:p text:style-name="P4"><text:s text:c="5"/></text:p>
      <text:p text:style-name="P4"><text:s text:c="5"/>while start ≥ 0 do</text:p>
      <text:p text:style-name="P4"><text:s text:c="9"/>siftDown(a, start, count-1)</text:p>
      <text:p text:style-name="P4"><text:s text:c="9"/>start := start - 1</text:p>
      <text:p text:style-name="P4"><text:s text:c="2"/></text:p>
      <text:p text:style-name="P2"><text:s/>function siftDown(a, start, end) is</text:p>
      <text:p text:style-name="P4"><text:s text:c="5"/>input: <text:s/>end represents the limit of how far down the heap</text:p>
      <text:p text:style-name="P4"><text:s text:c="19"/>to sift.</text:p>
      <text:p text:style-name="P4"><text:s text:c="5"/>root := start</text:p>
      <text:p text:style-name="P4"/>
      <text:p text:style-name="P4"><text:s text:c="5"/>while root * 2 + 1 ≤ end do</text:p>
      <text:p text:style-name="P4"><text:s text:c="9"/>child := root * 2 + 1 <text:s text:c="7"/></text:p>
      <text:p text:style-name="P4"><text:s text:c="9"/>if child + 1 ≤ end and a[child] &lt; a[child + 1] then</text:p>
      <text:p text:style-name="P4"><text:s text:c="13"/>child := child + 1 <text:s text:c="10"/></text:p>
      <text:p text:style-name="P4"><text:s text:c="9"/>if a[root] &lt; a[child] then <text:s text:c="3"/></text:p>
      <text:p text:style-name="P4"><text:s text:c="13"/>swap(a[root], a[child])</text:p>
      <text:p text:style-name="P4"><text:s text:c="13"/>root := child <text:s text:c="15"/></text:p>
      <text:p text:style-name="P4"><text:s text:c="9"/>else</text:p>
      <text:p text:style-name="P12"><text:s text:c="13"/>return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-Italic" svg:font-family="Times-Italic" style:font-family-generic="roman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footnote-max-height="0in">
        <style:columns fo:column-count="3" fo:column-gap="0.039in"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1-15T10:40:52</meta:creation-date>
    <dc:date>2010-01-16T11:54:26</dc:date>
    <dc:creator>Nuno Cancelo</dc:creator>
    <meta:editing-duration>PT04H19M20S</meta:editing-duration>
    <meta:editing-cycles>24</meta:editing-cycles>
    <meta:generator>OpenOffice.org/3.1$Linux OpenOffice.org_project/310m19$Build-9420</meta:generator>
    <meta:document-statistic meta:table-count="1" meta:image-count="0" meta:object-count="8" meta:page-count="1" meta:paragraph-count="194" meta:word-count="731" meta:character-count="45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i>f</math:mi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O(g(n)) = lbrace f(n) divides  exists  c &gt; 0, exists n_0 &gt; n, forall  n &gt;= n_0: 0&lt;= f(n)&lt;=c*g(n) rbrace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i>f</math:mi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%OMEGA(g(n)) = lbrace f(n) divides  exists  c &gt; 0, exists n_0 &gt; n, forall  n &gt;= n_0: 0&lt;= c*g(n)&lt;= f(n)rbrace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fenced math:open="{" math:close="}">
          <math:mtable>
            <math:mtr>
              <math:mrow>
                <math:mrow>
                  <math:mi>f</math:mi>
                  <math:mrow>
                    <math:mo math:stretchy="false">(</math:mo>
                    <math:mi>n</math:mi>
                    <math:mo math:stretchy="false">)</math:mo>
                  </math:mrow>
                  <math:mo math:stretchy="false">∃</math:mo>
                  <math:mrow>
                    <math:msub>
                      <math:mi>c</math:mi>
                      <math:mn>1</math:mn>
                    </math:msub>
                    <math:mo math:stretchy="false">&gt;</math:mo>
                    <math:mn>0,</math:mn>
                  </math:mrow>
                  <math:mo math:stretchy="false">∃</math:mo>
                  <math:mrow>
                    <math:msub>
                      <math:mi>c</math:mi>
                      <math:mn>2</math:mn>
                    </math:msub>
                    <math:mo math:stretchy="false">&gt;</math:mo>
                    <math:mn>0,</math:mn>
                  </math:mrow>
                  <math:mo math:stretchy="false">∃</math:mo>
                  <math:mrow>
                    <math:msub>
                      <math:mi>n</math:mi>
                      <math:mn>0</math:mn>
                    </math:msub>
                    <math:mo math:stretchy="false">&gt;</math:mo>
                    <math:mi>n</math:mi>
                  </math:mrow>
                </math:mrow>
              </math:mrow>
            </math:mtr>
            <math:mtr>
              <math:mrow>
                <math:mrow>
                  <math:mo math:stretchy="false">∀</math:mo>
                  <math:mrow>
                    <math:mi>n</math:mi>
                    <math:mo math:stretchy="false">≥</math:mo>
                    <math:msub>
                      <math:mi>n</math:mi>
                      <math:mn>0</math:mn>
                    </math:msub>
                  </math:mrow>
                  <math:mi math:fontstyle="normal">:</math:mi>
                  <math:mrow>
                    <math:mn>0</math:mn>
                    <math:mo math:stretchy="false">≤</math:mo>
                    <math:mrow>
                      <math:msub>
                        <math:mi>c</math:mi>
                        <math:mn>1</math:mn>
                      </math:msub>
                      <math:mo math:stretchy="false">∗</math:mo>
                      <math:mi>g</math:mi>
                    </math:mrow>
                  </math:mrow>
                  <math:mrow>
                    <math:mrow>
                      <math:mo math:stretchy="false">(</math:mo>
                      <math:mi>n</math:mi>
                      <math:mo math:stretchy="false">)</math:mo>
                    </math:mrow>
                    <math:mo math:stretchy="false">≤</math:mo>
                    <math:mi>f</math:mi>
                  </math:mrow>
                  <math:mrow>
                    <math:mrow>
                      <math:mo math:stretchy="false">(</math:mo>
                      <math:mi>n</math:mi>
                      <math:mo math:stretchy="false">)</math:mo>
                    </math:mrow>
                    <math:mo math:stretchy="false">≤</math:mo>
                    <math:mrow>
                      <math:msub>
                        <math:mi>c</math:mi>
                        <math:mn>2</math:mn>
                      </math:msub>
                      <math:mo math:stretchy="false">∗</math:mo>
                      <math:mi>g</math:mi>
                    </math:mrow>
                  </math:mrow>
                  <math:mrow>
                    <math:mo math:stretchy="false">(</math:mo>
                    <math:mi>n</math:mi>
                    <math:mo math:stretchy="false">)</math:mo>
                  </math:mrow>
                </math:mrow>
              </math:mrow>
            </math:mtr>
          </math:mtable>
        </math:mfenced>
      </math:mrow>
    </math:mrow>
    <math:annotation math:encoding="StarMath 5.0">%theta(g(n)) = left lbrace 
binom
{ alignl f(n)exists c_1 &gt; 0, exists c_2 &gt; 0, exists n_0 &gt; n }
{ alignl forall n &gt;= n_0 :  0 &lt;= c_1*g(n) &lt;= f(n) &lt;= c_2*g(n)} 


 right rbrace 


 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O</math:mi>
      </math:mrow>
      <math:mrow>
        <math:mo math:stretchy="false">(</math:mo>
        <math:mi>F</math:mi>
        <math:mo math:stretchy="false">)</math:mo>
      </math:mrow>
    </math:mrow>
    <math:annotation math:encoding="StarMath 5.0">F=O(F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∗</math:mo>
        <math:mi>O</math:mi>
      </math:mrow>
      <math:mrow>
        <math:mrow>
          <math:mo math:stretchy="false">(</math:mo>
          <math:mi>F</math:mi>
          <math:mo math:stretchy="false">)</math:mo>
        </math:mrow>
        <math:mo math:stretchy="false">=</math:mo>
        <math:mi>O</math:mi>
      </math:mrow>
      <math:mrow>
        <math:mrow>
          <math:mo math:stretchy="false">(</math:mo>
          <math:mrow>
            <math:mi>c</math:mi>
            <math:mo math:stretchy="false">∗</math:mo>
            <math:mi>F</math:mi>
          </math:mrow>
          <math:mo math:stretchy="false">)</math:mo>
        </math:mrow>
        <math:mo math:stretchy="false">=</math:mo>
        <math:mi>O</math:mi>
      </math:mrow>
      <math:mrow>
        <math:mo math:stretchy="false">(</math:mo>
        <math:mi>F</math:mi>
        <math:mo math:stretchy="false">)</math:mo>
      </math:mrow>
      <math:mi>,</math:mi>
      <math:mi math:fontstyle="italic">sse</math:mi>
      <math:mrow>
        <math:mi>c</math:mi>
        <math:mo math:stretchy="false">&gt;</math:mo>
        <math:mn>0</math:mn>
      </math:mrow>
    </math:mrow>
    <math:annotation math:encoding="StarMath 5.0">c*O(F) = O(c*F) = O(F), sse c&gt;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+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row>
          <math:mo math:stretchy="false">(</math:mo>
          <math:mrow>
            <math:mi>F</math:mi>
            <math:mo math:stretchy="false">+</math:mo>
            <math:mi>G</math:mi>
          </math:mrow>
          <math:mo math:stretchy="false">)</math:mo>
        </math:mrow>
        <math:mo math:stretchy="false">=</math:mo>
        <math:mi>O</math:mi>
      </math:mrow>
      <math:mrow>
        <math:mo math:stretchy="false">(</math:mo>
        <math:mrow>
          <math:mi math:fontstyle="italic">max</math:mi>
          <math:mrow>
            <math:mo math:stretchy="false">(</math:mo>
            <math:mrow>
              <math:mi>F</math:mi>
              <math:mo math:stretchy="false">+</math:mo>
              <math:mi>G</math:mi>
            </math:mrow>
            <math:mo math:stretchy="false">)</math:mo>
          </math:mrow>
        </math:mrow>
        <math:mo math:stretchy="false">)</math:mo>
      </math:mrow>
      <math:mi>,</math:mi>
      <math:mrow>
        <math:mi>F</math:mi>
        <math:mo math:stretchy="false">&gt;</math:mo>
        <math:mn>0,</math:mn>
      </math:mrow>
      <math:mrow>
        <math:mi>G</math:mi>
        <math:mo math:stretchy="false">&gt;</math:mo>
        <math:mn>0</math:mn>
      </math:mrow>
    </math:mrow>
    <math:annotation math:encoding="StarMath 5.0">O(F) + O(G) = O(F+G) = O(max(F+G)), F &gt; 0, G&gt; 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+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o math:stretchy="false">(</math:mo>
        <math:mi>F</math:mi>
        <math:mo math:stretchy="false">)</math:mo>
      </math:mrow>
      <math:mi math:fontstyle="italic">se</math:mi>
      <math:mi>O</math:mi>
      <math:mrow>
        <math:mrow>
          <math:mo math:stretchy="false">(</math:mo>
          <math:mi>G</math:mi>
          <math:mo math:stretchy="false">)</math:mo>
        </math:mrow>
        <math:mo math:stretchy="false">&lt;</math:mo>
        <math:mi>F</math:mi>
      </math:mrow>
      <math:mrow>
        <math:mo math:stretchy="false">(</math:mo>
        <math:mi>N</math:mi>
        <math:mo math:stretchy="false">)</math:mo>
      </math:mrow>
      <math:mo math:stretchy="false">∀</math:mo>
      <math:mrow>
        <math:mi>N</math:mi>
        <math:mo math:stretchy="false">&gt;</math:mo>
        <math:msub>
          <math:mi>N</math:mi>
          <math:mn>0</math:mn>
        </math:msub>
      </math:mrow>
    </math:mrow>
    <math:annotation math:encoding="StarMath 5.0">O(F) + O(G) = O(F) se O(G)&lt; F(N) forall N&gt;N_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∗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o math:stretchy="false">(</math:mo>
        <math:mrow>
          <math:mi>F</math:mi>
          <math:mo math:stretchy="false">∗</math:mo>
          <math:mi>G</math:mi>
        </math:mrow>
        <math:mo math:stretchy="false">)</math:mo>
      </math:mrow>
    </math:mrow>
    <math:annotation math:encoding="StarMath 5.0">O(F)*O(G) = O(F*G)</math:annotation>
  </math:semantics>
</math:math>
</file>